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0">
      <style:text-properties officeooo:rsid="001961f3" officeooo:paragraph-rsid="001eaf64"/>
    </style:style>
    <style:style style:name="P2" style:family="paragraph" style:parent-style-name="Standard">
      <style:text-properties officeooo:rsid="001961f3" officeooo:paragraph-rsid="001eaf64"/>
    </style:style>
    <style:style style:name="P3" style:family="paragraph" style:parent-style-name="Standard">
      <style:text-properties fo:font-size="26pt" fo:font-weight="bold" officeooo:rsid="001318a4" officeooo:paragraph-rsid="001eaf64" style:font-size-asian="26pt" style:font-weight-asian="bold" style:font-size-complex="26pt" style:font-weight-complex="bold"/>
    </style:style>
    <style:style style:name="P4" style:family="paragraph" style:parent-style-name="Standard">
      <style:text-properties fo:font-size="26pt" officeooo:rsid="001318a4" officeooo:paragraph-rsid="001eaf64" style:font-size-asian="26pt" style:font-size-complex="26pt"/>
    </style:style>
    <style:style style:name="P5" style:family="paragraph" style:parent-style-name="Standard" style:list-style-name="L1">
      <style:text-properties fo:font-size="16pt" fo:font-weight="bold" officeooo:rsid="001318a4" officeooo:paragraph-rsid="001eaf64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318a4" officeooo:paragraph-rsid="001eaf64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text-properties fo:font-size="16pt" fo:font-weight="bold" officeooo:rsid="00169669" officeooo:paragraph-rsid="001eaf64" style:font-size-asian="16pt" style:font-weight-asian="bold" style:font-size-complex="16pt" style:font-weight-complex="bold"/>
    </style:style>
    <style:style style:name="P8" style:family="paragraph" style:parent-style-name="Standard" style:list-style-name="L8">
      <style:text-properties fo:font-size="16pt" fo:font-weight="bold" officeooo:rsid="00138cd7" officeooo:paragraph-rsid="001eaf64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2pt" fo:font-weight="bold" officeooo:rsid="001eaf64" officeooo:paragraph-rsid="001eaf64" style:font-size-asian="22pt" style:font-weight-asian="bold" style:font-size-complex="22pt" style:font-weight-complex="bold"/>
    </style:style>
    <style:style style:name="P10" style:family="paragraph" style:parent-style-name="Standard" style:list-style-name="L7">
      <style:text-properties officeooo:rsid="001318a4" officeooo:paragraph-rsid="001eaf64"/>
    </style:style>
    <style:style style:name="P11" style:family="paragraph" style:parent-style-name="Standard" style:list-style-name="L7">
      <style:text-properties officeooo:rsid="00138cd7" officeooo:paragraph-rsid="001eaf64"/>
    </style:style>
    <style:style style:name="P12" style:family="paragraph" style:parent-style-name="Standard">
      <style:text-properties fo:font-weight="bold" officeooo:rsid="00138cd7" officeooo:paragraph-rsid="001eaf64" style:font-weight-asian="bold" style:font-weight-complex="bold"/>
    </style:style>
    <style:style style:name="P13" style:family="paragraph" style:parent-style-name="Standard" style:list-style-name="L10">
      <style:text-properties fo:font-weight="bold" officeooo:rsid="001961f3" officeooo:paragraph-rsid="001eaf64" style:font-weight-asian="bold" style:font-weight-complex="bold"/>
    </style:style>
    <style:style style:name="P14" style:family="paragraph" style:parent-style-name="Standard">
      <style:text-properties fo:font-weight="bold" officeooo:rsid="001a58f9" officeooo:paragraph-rsid="001eaf64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a71af" officeooo:paragraph-rsid="001eaf64" style:font-weight-asian="bold" style:font-weight-complex="bold"/>
    </style:style>
    <style:style style:name="P16" style:family="paragraph" style:parent-style-name="Standard" style:list-style-name="L7">
      <style:text-properties officeooo:rsid="0015000f" officeooo:paragraph-rsid="001eaf64"/>
    </style:style>
    <style:style style:name="P17" style:family="paragraph" style:parent-style-name="Standard" style:list-style-name="L7">
      <style:text-properties officeooo:rsid="00182ecc" officeooo:paragraph-rsid="001eaf64"/>
    </style:style>
    <style:style style:name="P18" style:family="paragraph" style:parent-style-name="Standard">
      <style:text-properties officeooo:rsid="00169669" officeooo:paragraph-rsid="001eaf64"/>
    </style:style>
    <style:style style:name="P19" style:family="paragraph" style:parent-style-name="Standard" style:list-style-name="L10">
      <style:text-properties fo:font-weight="normal" officeooo:rsid="00169669" officeooo:paragraph-rsid="001eaf64" style:font-weight-asian="normal" style:font-weight-complex="normal"/>
    </style:style>
    <style:style style:name="P20" style:family="paragraph" style:parent-style-name="Standard" style:list-style-name="L10">
      <style:text-properties fo:font-weight="normal" officeooo:rsid="00182ecc" officeooo:paragraph-rsid="001eaf64" style:font-weight-asian="normal" style:font-weight-complex="normal"/>
    </style:style>
    <style:style style:name="P21" style:family="paragraph" style:parent-style-name="Standard" style:list-style-name="L10">
      <style:text-properties fo:font-weight="normal" officeooo:rsid="001961f3" officeooo:paragraph-rsid="001eaf64" style:font-weight-asian="normal" style:font-weight-complex="normal"/>
    </style:style>
    <style:style style:name="P22" style:family="paragraph" style:parent-style-name="Standard" style:list-style-name="L11">
      <style:text-properties officeooo:rsid="001a58f9" officeooo:paragraph-rsid="001eaf64"/>
    </style:style>
    <style:style style:name="P23" style:family="paragraph" style:parent-style-name="Standard" style:list-style-name="L11">
      <style:text-properties officeooo:rsid="001a71af" officeooo:paragraph-rsid="001eaf64"/>
    </style:style>
    <style:style style:name="P24" style:family="paragraph" style:parent-style-name="Standard">
      <style:text-properties officeooo:rsid="001a71af" officeooo:paragraph-rsid="001eaf64"/>
    </style:style>
    <style:style style:name="P25" style:family="paragraph" style:parent-style-name="Standard" style:list-style-name="L7">
      <style:text-properties officeooo:paragraph-rsid="001eaf64"/>
    </style:style>
    <style:style style:name="P26" style:family="paragraph" style:parent-style-name="Standard" style:list-style-name="L9">
      <style:text-properties officeooo:paragraph-rsid="001eaf64"/>
    </style:style>
    <style:style style:name="P27" style:family="paragraph" style:parent-style-name="Standard" style:list-style-name="L10">
      <style:text-properties officeooo:paragraph-rsid="001eaf64"/>
    </style:style>
    <style:style style:name="P28" style:family="paragraph" style:parent-style-name="Standard" style:list-style-name="L11">
      <style:text-properties officeooo:paragraph-rsid="001eaf64"/>
    </style:style>
    <style:style style:name="P29" style:family="paragraph" style:parent-style-name="Standard">
      <style:text-properties officeooo:paragraph-rsid="001eaf64"/>
    </style:style>
    <style:style style:name="P30" style:family="paragraph" style:parent-style-name="Standard" style:list-style-name="L7">
      <style:text-properties officeooo:rsid="001eaf64" officeooo:paragraph-rsid="001eaf64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6pt" fo:font-weight="normal" officeooo:rsid="001318a4" style:font-size-asian="16pt" style:font-weight-asian="normal" style:font-size-complex="16pt" style:font-weight-complex="normal"/>
    </style:style>
    <style:style style:name="T3" style:family="text">
      <style:text-properties fo:font-size="16pt" fo:font-weight="normal" officeooo:rsid="00138cd7" style:font-size-asian="16pt" style:font-weight-asian="normal" style:font-size-complex="16pt" style:font-weight-complex="normal"/>
    </style:style>
    <style:style style:name="T4" style:family="text">
      <style:text-properties fo:font-size="16pt" fo:font-weight="normal" officeooo:rsid="0015000f" style:font-size-asian="16pt" style:font-weight-asian="normal" style:font-size-complex="16pt" style:font-weight-complex="normal"/>
    </style:style>
    <style:style style:name="T5" style:family="text">
      <style:text-properties fo:font-size="16pt" fo:font-weight="normal" officeooo:rsid="00169669" style:font-size-asian="16pt" style:font-weight-asian="normal" style:font-size-complex="16pt" style:font-weight-complex="normal"/>
    </style:style>
    <style:style style:name="T6" style:family="text">
      <style:text-properties fo:font-size="16pt" fo:font-weight="normal" officeooo:rsid="001961f3" style:font-size-asian="16pt" style:font-weight-asian="normal" style:font-size-complex="16pt" style:font-weight-complex="normal"/>
    </style:style>
    <style:style style:name="T7" style:family="text">
      <style:text-properties fo:font-size="16pt" fo:font-weight="normal" officeooo:rsid="001a58f9" style:font-size-asian="16pt" style:font-weight-asian="normal" style:font-size-complex="16pt" style:font-weight-complex="normal"/>
    </style:style>
    <style:style style:name="T8" style:family="text">
      <style:text-properties fo:font-size="16pt" fo:font-weight="normal" officeooo:rsid="001a71af" style:font-size-asian="16pt" style:font-weight-asian="normal" style:font-size-complex="16pt" style:font-weight-complex="normal"/>
    </style:style>
    <style:style style:name="T9" style:family="text">
      <style:text-properties fo:font-size="16pt" fo:font-weight="normal" officeooo:rsid="001eaf64" style:font-size-asian="16pt" style:font-weight-asian="normal" style:font-size-complex="16pt" style:font-weight-complex="normal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1318a4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138cd7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15000f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182ecc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1961f3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01a58f9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1eaf64" style:font-size-asian="16pt" style:font-weight-asian="bold" style:font-size-complex="16pt" style:font-weight-complex="bold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6pt" officeooo:rsid="0015000f" style:font-size-asian="16pt" style:font-size-complex="16pt"/>
    </style:style>
    <style:style style:name="T20" style:family="text">
      <style:text-properties fo:font-size="16pt" officeooo:rsid="001961f3" style:font-size-asian="16pt" style:font-size-complex="16pt"/>
    </style:style>
    <style:style style:name="T21" style:family="text">
      <style:text-properties officeooo:rsid="0015000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ct Setup :-</text:p>
      <text:p text:style-name="P4"/>
      <text:p text:style-name="P6">Software Required :-</text:p>
      <text:list xml:id="list1076999501" text:style-name="L1">
        <text:list-item>
          <text:p text:style-name="P5">Node Js</text:p>
        </text:list-item>
        <text:list-item>
          <text:p text:style-name="P5">NPM</text:p>
        </text:list-item>
        <text:list-item>
          <text:p text:style-name="P5">Angular CLI</text:p>
        </text:list-item>
        <text:list-item>
          <text:p text:style-name="P7">Visual Studio code</text:p>
        </text:list-item>
      </text:list>
      <text:p text:style-name="P6"/>
      <text:p text:style-name="P9">Linux</text:p>
      <text:p text:style-name="P6"/>
      <text:p text:style-name="P6">Steps to install software :-</text:p>
      <text:p text:style-name="P6"/>
      <text:list xml:id="list3993334721" text:style-name="L7">
        <text:list-item>
          <text:p text:style-name="P25"><text:span text:style-name="T2">Download </text:span><text:span text:style-name="T11">Node Js </text:span><text:span text:style-name="T17">(latest)</text:span><text:span text:style-name="T2"> from </text:span><text:a xlink:type="simple" xlink:href="https://nodejs.org/en/" text:style-name="Internet_20_link" text:visited-style-name="Visited_20_Internet_20_Link"><text:span text:style-name="T2">https://nodejs.org/en/</text:span></text:a><text:span text:style-name="T2"> .</text:span></text:p>
        </text:list-item>
        <text:list-item>
          <text:p text:style-name="P10"><text:span text:style-name="T1">Once download is </text:span><text:span text:style-name="T10">complete</text:span><text:span text:style-name="T1"> go to to </text:span><text:span text:style-name="T10">location</text:span><text:span text:style-name="T12">(downloads)</text:span><text:span text:style-name="T1"> where </text:span><text:span text:style-name="T3">file</text:span><text:span text:style-name="T1"> is downloaded.</text:span></text:p>
        </text:list-item>
        <text:list-item>
          <text:p text:style-name="P11"><text:span text:style-name="T1">Double click on </text:span><text:span text:style-name="T10">folder</text:span><text:span text:style-name="T1"> and </text:span><text:span text:style-name="T9">then click on <text:s/></text:span><text:span text:style-name="T17">Install</text:span><text:span text:style-name="T1">. </text:span></text:p>
        </text:list-item>
        <text:list-item>
          <text:p text:style-name="P11"><text:span text:style-name="T1">Once </text:span><text:span text:style-name="T10">completed </text:span><text:span text:style-name="T9">close Ubuntu software</text:span><text:span text:style-name="T1">.</text:span></text:p>
        </text:list-item>
        <text:list-item>
          <text:p text:style-name="P11"><text:span text:style-name="T1">Open </text:span><text:span text:style-name="T17">Terminal</text:span><text:span text:style-name="T1"> and check the </text:span><text:span text:style-name="T10">version </text:span><text:span text:style-name="T1">of N</text:span><text:span text:style-name="T10">ode Js </text:span><text:span text:style-name="T1">and </text:span><text:span text:style-name="T10">NPM </text:span><text:span text:style-name="T1">by running </text:span></text:p>
        </text:list-item>
      </text:list>
      <text:list xml:id="list730434292" text:style-name="L8">
        <text:list-item>
          <text:p text:style-name="P8">node -v or node –version (for node version <text:span text:style-name="T21">check</text:span>)</text:p>
        </text:list-item>
        <text:list-item>
          <text:p text:style-name="P8">npm -v or npm –version (for npm version check)</text:p>
        </text:list-item>
      </text:list>
      <text:p text:style-name="P12"><text:span text:style-name="T18"><text:tab/></text:span><text:span text:style-name="T19">Note :- </text:span><text:span text:style-name="T4">npm command is slow so it will take time to display npm <text:tab/><text:tab/><text:tab/><text:tab/>version.</text:span></text:p>
      <text:list xml:id="list204001953962553" text:continue-list="list3993334721" text:style-name="L7">
        <text:list-item>
          <text:p text:style-name="P16"><text:span text:style-name="T1">Install </text:span><text:span text:style-name="T10">Angular CLI </text:span><text:span text:style-name="T1">by running the </text:span><text:span text:style-name="T10">command</text:span><text:span text:style-name="T1"> </text:span><text:span text:style-name="T5">on </text:span><text:span text:style-name="T17">Terminal</text:span></text:p>
        </text:list-item>
      </text:list>
      <text:list xml:id="list2267638315" text:style-name="L9">
        <text:list-item>
          <text:list>
            <text:list-item>
              <text:list>
                <text:list-item>
                  <text:p text:style-name="P26"><text:span text:style-name="T13">npm install -g @angular/cli <text:s text:c="2"/></text:span></text:p>
                </text:list-item>
              </text:list>
            </text:list-item>
          </text:list>
        </text:list-item>
      </text:list>
      <text:p text:style-name="P29"><text:span text:style-name="T13"><text:tab/>Note :- </text:span><text:span text:style-name="T4">If there is any error in the installation of angular cli Go <text:tab/><text:tab/><text:tab/><text:tab/>through this u</text:span><text:span text:style-name="T5">r</text:span><text:span text:style-name="T4">l – </text:span><text:a xlink:type="simple" xlink:href="https://angular.io/guide/setup-local" text:style-name="Internet_20_link" text:visited-style-name="Visited_20_Internet_20_Link"><text:span text:style-name="T4">https://angular.io/guide/setup-local</text:span></text:a><text:span text:style-name="T4">.</text:span><text:span text:style-name="T13"> </text:span></text:p>
      <text:list xml:id="list204002096420035" text:continue-list="list204001953962553" text:style-name="L7">
        <text:list-item>
          <text:p text:style-name="P30"><text:span text:style-name="T9">O</text:span><text:span text:style-name="T1">pen </text:span><text:span text:style-name="T10">Ubuntu Software</text:span><text:span text:style-name="T1"> and </text:span><text:span text:style-name="T10">search</text:span><text:span text:style-name="T1"> Visual Studio code.</text:span></text:p>
        </text:list-item>
        <text:list-item>
          <text:p text:style-name="P25"><text:span text:style-name="T9">Click on</text:span><text:span text:style-name="T2"> </text:span><text:span text:style-name="T14">Visual Studio Code</text:span><text:span text:style-name="T2"> </text:span><text:span text:style-name="T9">and then click on </text:span><text:span text:style-name="T17">install </text:span><text:span text:style-name="T9">to install VScode (Visual Studio Code)</text:span><text:span text:style-name="T3">.</text:span></text:p>
        </text:list-item>
        <text:list-item>
          <text:p text:style-name="P11"><text:span text:style-name="T2">Once </text:span><text:span text:style-name="T11">completed </text:span><text:span text:style-name="T9">close Ubuntu Software</text:span><text:span text:style-name="T2">.</text:span></text:p>
        </text:list-item>
        <text:list-item>
          <text:p text:style-name="P17"><text:span text:style-name="T2">Y</text:span><text:span text:style-name="T1">ou can see the </text:span><text:span text:style-name="T10">visual studio code</text:span><text:span text:style-name="T1"> </text:span><text:span text:style-name="T9">in</text:span><text:span text:style-name="T17"> Show Applications</text:span><text:span text:style-name="T1">.</text:span></text:p>
        </text:list-item>
      </text:list>
      <text:p text:style-name="P29"><text:span text:style-name="T13"/></text:p>
      <text:p text:style-name="P18"><text:span text:style-name="T13">P</text:span><text:span text:style-name="T10">roject Setup :-</text:span></text:p>
      <text:p text:style-name="P18"><text:span text:style-name="T10"/></text:p>
      <text:p text:style-name="P18"><text:soft-page-break/><text:span text:style-name="T10">For running and checking on local system</text:span></text:p>
      <text:list xml:id="list2658724489" text:style-name="L10">
        <text:list-item>
          <text:p text:style-name="P19"><text:span text:style-name="T10">Download zip folder</text:span><text:span text:style-name="T18"> given by our team.</text:span></text:p>
        </text:list-item>
        <text:list-item>
          <text:p text:style-name="P19"><text:span text:style-name="T18">Go to the zip folder location (</text:span><text:span text:style-name="T10">Downloads</text:span><text:span text:style-name="T18">) and </text:span><text:span text:style-name="T10">extract zip folder</text:span><text:span text:style-name="T18"> by right click and </text:span><text:span text:style-name="T10">extract</text:span><text:span text:style-name="T18"> option.</text:span></text:p>
        </text:list-item>
        <text:list-item>
          <text:p text:style-name="P20"><text:span text:style-name="T18">Open </text:span><text:span text:style-name="T10">visual studio code </text:span><text:span text:style-name="T18">and go to top left corner and </text:span><text:span text:style-name="T10">click</text:span><text:span text:style-name="T18"> on </text:span><text:span text:style-name="T10">file</text:span><text:span text:style-name="T18"> option then click on </text:span><text:span text:style-name="T10">open folder </text:span><text:span text:style-name="T18">and </text:span><text:span text:style-name="T10">select</text:span><text:span text:style-name="T18"> the </text:span><text:span text:style-name="T10">extracted project folder</text:span><text:span text:style-name="T18">.</text:span></text:p>
        </text:list-item>
        <text:list-item>
          <text:p text:style-name="P20"><text:span text:style-name="T18">Click on </text:span><text:span text:style-name="T10">Terminal </text:span><text:span text:style-name="T18">on the top of the visual studio code.</text:span></text:p>
        </text:list-item>
        <text:list-item>
          <text:p text:style-name="P20"><text:span text:style-name="T18">It will </text:span><text:span text:style-name="T10">open</text:span><text:span text:style-name="T18"> a </text:span><text:span text:style-name="T10">terminal </text:span><text:span text:style-name="T18">in VsCode (Visual Studio code) itself.</text:span></text:p>
        </text:list-item>
        <text:list-item>
          <text:p text:style-name="P20"><text:span text:style-name="T18">Then type command </text:span><text:span text:style-name="T10">npm install </text:span><text:span text:style-name="T18">(to install node modules and package).</text:span></text:p>
          <text:p text:style-name="P20"><text:span text:style-name="T13">Note :- </text:span><text:span text:style-name="T20">It will take some time.</text:span></text:p>
        </text:list-item>
        <text:list-item>
          <text:p text:style-name="P21"><text:span text:style-name="T18">After successful installation of </text:span><text:span text:style-name="T10">node modules </text:span><text:span text:style-name="T18">run the command </text:span></text:p>
          <text:p text:style-name="P13"><text:span text:style-name="T18">ng serve</text:span><text:span text:style-name="T1"> to run the project.</text:span></text:p>
        </text:list-item>
        <text:list-item>
          <text:p text:style-name="P13"><text:span text:style-name="T1">Once it will display </text:span><text:span text:style-name="T18">compiled successful </text:span><text:span text:style-name="T1">message on terminal open</text:span></text:p>
          <text:p text:style-name="P27"><text:span text:style-name="T6">your </text:span><text:span text:style-name="T15">browser</text:span><text:span text:style-name="T6"> (google chrome) and type </text:span><text:a xlink:type="simple" xlink:href="http://localhost:4200/" text:style-name="Internet_20_link" text:visited-style-name="Visited_20_Internet_20_Link"><text:span text:style-name="T1">http://localhost:4200/</text:span></text:a><text:span text:style-name="T6"> in url tab.</text:span></text:p>
        </text:list-item>
        <text:list-item>
          <text:p text:style-name="P1"><text:span text:style-name="T1">And the project will start working.</text:span></text:p>
        </text:list-item>
      </text:list>
      <text:p text:style-name="P2"><text:span text:style-name="T1"/></text:p>
      <text:p text:style-name="P14"><text:span text:style-name="T18">Project Deployment on server :-</text:span></text:p>
      <text:p text:style-name="P14"><text:span text:style-name="T18"><text:tab/></text:span></text:p>
      <text:list xml:id="list1067012323" text:style-name="L11">
        <text:list-item>
          <text:p text:style-name="P28"><text:span text:style-name="T7">Run the command </text:span><text:span text:style-name="T16">ng build –prod </text:span><text:span text:style-name="T7">on the location where </text:span><text:span text:style-name="T16">ng serve</text:span><text:span text:style-name="T7"> was written.</text:span></text:p>
        </text:list-item>
        <text:list-item>
          <text:p text:style-name="P22"><text:span text:style-name="T1">Once these command is completed successful it will generate a </text:span><text:span text:style-name="T10">dist </text:span><text:span text:style-name="T1">folder inside your project. </text:span></text:p>
          <text:p text:style-name="P22"><text:span text:style-name="T1">(location:- Ex:- </text:span><text:span text:style-name="T8">download → project name(folder) → dist (this is generated folder)</text:span></text:p>
        </text:list-item>
        <text:list-item>
          <text:p text:style-name="P23"><text:span text:style-name="T1">Copy that folder and move it on server.</text:span></text:p>
        </text:list-item>
      </text:list>
      <text:p text:style-name="P24"><text:span text:style-name="T1"/></text:p>
      <text:p text:style-name="P15"><text:span text:style-name="T18">And your project gets successfully deployed on server.</text:span></text:p>
      <text:p text:style-name="P15"><text:span text:style-name="T18"/></text:p>
      <text:p text:style-name="P15"><text:span text:style-name="T18"/></text:p>
      <text:p text:style-name="P15"/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20:27:12.571418652</meta:creation-date>
    <dc:date>2020-02-23T20:40:01.166980186</dc:date>
    <meta:editing-duration>PT2M38S</meta:editing-duration>
    <meta:editing-cycles>1</meta:editing-cycles>
    <meta:document-statistic meta:table-count="0" meta:image-count="0" meta:object-count="0" meta:page-count="2" meta:paragraph-count="44" meta:word-count="401" meta:character-count="2264" meta:non-whitespace-character-count="1914"/>
    <meta:generator>LibreOffice/6.0.7.3$Linux_X86_64 LibreOffice_project/00m0$Build-3</meta:generator>
  </office:meta>
</office:document-meta>
</file>